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Key.get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Key.getProper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Key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Key.PropertyKey( Class &lt; ? extends Annotation &gt; propertySet ,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Key.extractValue( Annotation ann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Key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Key.get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Key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Key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